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966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5.5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uerto Baquerizo Moreno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pción 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/>
            <text:p>ESTADISTICAS SOCIODEMOGRAFICAS</text:p>
          </table:table-cell>
          <table:table-cell office:value-type="string" calcext:value-type="string">
            <text:p>Censo de Población y Vivienda Galápagos 2015</text:p>
          </table:table-cell>
          <table:table-cell office:value-type="string" calcext:value-type="string">
            <text:p>http://anda.inec.gob.ec/anda/index.php/catalog/553/dataprocessing</text:p>
          </table:table-cell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Presupuesto </text:p>
          </table:table-cell>
          <table:table-cell office:value-type="string" calcext:value-type="string">
            <text:p>http://www.sancristobalgalapagos.gob.ec/web/index.php/gad012/2015-03-31-20-43-33/financiera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Resoluciones</text:p>
          </table:table-cell>
          <table:table-cell office:value-type="string" calcext:value-type="string">
            <text:p>https://app.box.com/s/z1p60focu0m6j1rjsuy1kitlreerr8sp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Contrato y nomina de trabajadores</text:p>
          </table:table-cell>
          <table:table-cell office:value-type="string" calcext:value-type="string">
            <text:p>http://www.sancristobalgalapagos.gob.ec/web/index.php/gad012/2015-03-31-20-43-33/laboral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  <table:table-cell office:value-type="string" calcext:value-type="string">
            <text:p>Rendición de cuentas 2016</text:p>
          </table:table-cell>
          <table:table-cell office:value-type="string" calcext:value-type="string">
            <text:p>http://www.sancristobalgalapagos.gob.ec/web/index.php/gad012/2015-03-31-20-43-33/rendicion-de-cuentas/rendicion-de-cuentas-2016</text:p>
          </table:table-cell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Servicios Turísticos</text:p>
          </table:table-cell>
          <table:table-cell office:value-type="string" calcext:value-type="string">
            <text:p>http://www.sancristobalgalapagos.gob.ec/web/index.php/san-cristobal/servicios-turisticos2</text:p>
          </table:table-cell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Atractivos Turísticos</text:p>
          </table:table-cell>
          <table:table-cell office:value-type="string" calcext:value-type="string">
            <text:p>http://www.sancristobalgalapagos.gob.ec/web/index.php/san-cristobal/atractivos-turisticos</text:p>
          </table:table-cell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Actividades</text:p>
          </table:table-cell>
          <table:table-cell office:value-type="string" calcext:value-type="string">
            <text:p>http://www.sancristobalgalapagos.gob.ec/web/index.php/san-cristobal/actividades3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Servicios Básicos</text:p>
          </table:table-cell>
          <table:table-cell office:value-type="string" calcext:value-type="string">
            <text:p>http://www.sancristobalgalapagos.gob.ec/web/index.php/gad012/servicios-basicos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Proyectos</text:p>
          </table:table-cell>
          <table:table-cell office:value-type="string" calcext:value-type="string">
            <text:p>http://www.sancristobalgalapagos.gob.ec/web/index.php/gad012/proyectos01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Servicios Generales</text:p>
          </table:table-cell>
          <table:table-cell office:value-type="string" calcext:value-type="string">
            <text:p>http://www.sancristobalgalapagos.gob.ec/web/index.php/san-cristobal/servicios-generales/37-servicios-generales</text:p>
          </table:table-cell>
        </table:table-row>
        <table:table-row table:style-name="ro1">
          <table:table-cell office:value-type="string" calcext:value-type="string">
            <text:p>AEROPORTUARIA</text:p>
          </table:table-cell>
          <table:table-cell office:value-type="string" calcext:value-type="string">
            <text:p>Información sobre vuelos</text:p>
          </table:table-cell>
          <table:table-cell office:value-type="string" calcext:value-type="string">
            <text:p>http://www.aeropuertos.net/aeropuerto-de-san-cristobal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Isd</meta:initial-creator>
    <meta:creation-date>2017-12-09T11:49:18.535508441</meta:creation-date>
    <dc:date>2017-12-09T17:54:06.318740218</dc:date>
    <dc:creator>Alex Isd</dc:creator>
    <meta:editing-duration>PT10M13S</meta:editing-duration>
    <meta:editing-cycles>1</meta:editing-cycles>
    <meta:document-statistic meta:table-count="1" meta:cell-count="40" meta:object-count="0"/>
    <meta:generator>LibreOffice/4.3.3.2$Linux_X86_64 LibreOffice_project/430m0$Build-2</meta:generator>
  </office:meta>
</office:document-meta>
</file>